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4e93" officeooo:paragraph-rsid="00124e9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6b46" officeooo:paragraph-rsid="00126b4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00f64" officeooo:paragraph-rsid="00200f6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3229c" officeooo:paragraph-rsid="002322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41cec" officeooo:paragraph-rsid="00241ce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51f69" officeooo:paragraph-rsid="00151f6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7d70e" officeooo:paragraph-rsid="0017d70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7122d" officeooo:paragraph-rsid="0027122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065c2" officeooo:paragraph-rsid="001065c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24e93" officeooo:paragraph-rsid="00124e93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26b46" officeooo:paragraph-rsid="00126b4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26b46" officeooo:paragraph-rsid="00126b46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2dccb" officeooo:paragraph-rsid="0012dccb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35078" officeooo:paragraph-rsid="00135078" style:font-weight-asian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fo:font-weight="normal" officeooo:rsid="0023229c" officeooo:paragraph-rsid="002322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229c" officeooo:paragraph-rsid="0023229c" style:font-weight-asian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2pt" fo:font-weight="normal" officeooo:rsid="00241cec" officeooo:paragraph-rsid="00241ce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41cec" officeooo:paragraph-rsid="00241cec" style:font-weight-asian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weight="normal" officeooo:rsid="0025cd85" officeooo:paragraph-rsid="0025cd85" style:font-weight-asian="normal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25cd85" officeooo:paragraph-rsid="0025cd85" style:font-style-asian="italic" style:font-weight-asian="normal" style:font-style-complex="italic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9eeff" officeooo:paragraph-rsid="0019eef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9eeff" officeooo:paragraph-rsid="0019eeff" style:font-style-asian="italic" style:font-weight-asian="normal" style:font-style-complex="italic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51f69" officeooo:paragraph-rsid="00151f6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51f69" officeooo:paragraph-rsid="00151f69" style:font-style-asian="normal" style:font-weight-asian="normal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cbf7" officeooo:paragraph-rsid="0016cbf7" style:font-style-asian="normal" style:font-weight-asian="normal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7d70e" officeooo:paragraph-rsid="0017d70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7d70e" officeooo:paragraph-rsid="0017d70e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5cd85" officeooo:paragraph-rsid="0025cd8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5cd85" officeooo:paragraph-rsid="0025cd85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9eeff" officeooo:paragraph-rsid="0019eeff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officeooo:rsid="00285361" officeooo:paragraph-rsid="0028536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1ade66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1e68e6"/>
    </style:style>
    <style:style style:name="P34" style:family="paragraph" style:parent-style-name="Standard" style:list-style-name="L6">
      <style:paragraph-properties fo:text-align="start" style:justify-single-word="false"/>
      <style:text-properties officeooo:rsid="001e68e6" officeooo:paragraph-rsid="001e68e6"/>
    </style:style>
    <style:style style:name="P35" style:family="paragraph" style:parent-style-name="Standard">
      <style:paragraph-properties fo:text-align="start" style:justify-single-word="false"/>
      <style:text-properties officeooo:rsid="001e68e6" officeooo:paragraph-rsid="001e68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507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35078" style:font-style-asian="normal" style:font-style-complex="normal"/>
    </style:style>
    <style:style style:name="T9" style:family="text">
      <style:text-properties fo:font-style="normal" officeooo:rsid="00141a1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35078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41a1b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1e68e6" style:font-style-asian="normal" style:font-weight-asian="normal" style:font-style-complex="normal" style:font-weight-complex="normal"/>
    </style:style>
    <style:style style:name="T16" style:family="text"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ize="12pt" fo:font-style="italic" style:text-underline-style="none" fo:font-weight="bold" officeooo:rsid="001e68e6" style:font-style-asian="italic" style:font-weight-asian="bold" style:font-style-complex="italic" style:font-weight-complex="bold"/>
    </style:style>
    <style:style style:name="T18" style:family="text">
      <style:text-properties fo:font-size="14pt" fo:font-style="normal" style:text-underline-style="none" fo:font-weight="bold" officeooo:rsid="001ade66" style:font-style-asian="normal" style:font-weight-asian="bold" style:font-style-complex="normal" style:font-weight-complex="bold"/>
    </style:style>
    <style:style style:name="T19" style:family="text">
      <style:text-properties fo:font-size="14pt" fo:font-style="normal" style:text-underline-style="none" fo:font-weight="bold" officeooo:rsid="001bd93d" style:font-style-asian="normal" style:font-weight-asian="bold" style:font-style-complex="normal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by Nested Collections</text:p>
      <text:p text:style-name="P10"/>
      <text:p text:style-name="P1">Nested Arrays</text:p>
      <text:list xml:id="list4148167999" text:style-name="L2">
        <text:list-item>
          <text:p text:style-name="P11">An array that contains other arrays is called a nested array, or a multidimensional array.</text:p>
        </text:list-item>
        <text:list-item>
          <text:p text:style-name="P11">Nested arrays are used to store groups of similar data or positional data. </text:p>
        </text:list-item>
      </text:list>
      <text:p text:style-name="P12"/>
      <text:p text:style-name="P2">Accessing Elements</text:p>
      <text:list xml:id="list1977310552" text:style-name="L3">
        <text:list-item>
          <text:p text:style-name="P13">Accessing a specific element within a nested array can be done by calling <text:span text:style-name="T1">array[x][y]</text:span><text:span text:style-name="T2">, where </text:span><text:span text:style-name="T11">x</text:span><text:span text:style-name="T8"> is the index of the nested element and </text:span><text:span text:style-name="T11">y</text:span><text:span text:style-name="T8"> is the index inside of the nested element.</text:span></text:p>
        </text:list-item>
        <text:list-item>
          <text:p text:style-name="P14"><text:span text:style-name="T7">Negative indexes [-1] can be used to start at the end of an array.</text:span></text:p>
        </text:list-item>
        <text:list-item>
          <text:p text:style-name="P14"><text:span text:style-name="T7">Accessing an index of a nonexistent nested element will raise a </text:span><text:span text:style-name="T10">NoMethodError</text:span><text:span text:style-name="T12"> </text:span><text:span text:style-name="T9">because the nil class does not have a [] method. However, accessing a nonexistent index inside a existing nested element will return </text:span><text:span text:style-name="T12">nil</text:span><text:span text:style-name="T9">.</text:span></text:p>
          <text:list>
            <text:list-item>
              <text:p text:style-name="P23">The <text:span text:style-name="T4">#dig</text:span><text:span text:style-name="T3"> </text:span>method can be used if you want a <text:span text:style-name="T1">nil</text:span> value returned when trying to access an index of a nonexistent nested element or an nonexistent index inside of an existing nested element.</text:p>
            </text:list-item>
          </text:list>
        </text:list-item>
      </text:list>
      <text:p text:style-name="P24"/>
      <text:p text:style-name="P6">Creating a New Nested Array</text:p>
      <text:list xml:id="list1815280760" text:style-name="L4">
        <text:list-item>
          <text:p text:style-name="P25">Creating a new array can be done with <text:span text:style-name="T4">Array.new(intial size, default value). </text:span></text:p>
          <text:list>
            <text:list-item>
              <text:p text:style-name="P25">An important thing to keep in mind is that the default value should only be used with an immutable object such as a number, boolean value, or symbol.</text:p>
            </text:list-item>
            <text:list-item>
              <text:p text:style-name="P25">A string, array, hash, or other mutable object may cause unexpected behavior because each default value in an array will be a reference to the same default value. Any change to <text:span text:style-name="T1">one</text:span> element will change <text:span text:style-name="T1">all</text:span> of the elements in the array. </text:p>
            </text:list-item>
          </text:list>
        </text:list-item>
        <text:list-item>
          <text:p text:style-name="P26">To create an array of immutable objects, the default value needs to be passed to Array.new in a block, using curly braces, instead of the second optional argument.</text:p>
          <text:list>
            <text:list-item>
              <text:p text:style-name="P26">ex. <text:span text:style-name="T3">immutable = Array.new(3) { Array.new(2) } #=&gt; [[nil, nil], [nil, nil], [nil, nil]]</text:span></text:p>
            </text:list-item>
          </text:list>
        </text:list-item>
      </text:list>
      <text:p text:style-name="P27"><text:span text:style-name="T3"/></text:p>
      <text:p text:style-name="P7">Adding/Removing Elements</text:p>
      <text:list xml:id="list3676718912" text:style-name="L5">
        <text:list-item>
          <text:p text:style-name="P30">Adding an element to the end of a nested array can be done using the <text:span text:style-name="T3">#push</text:span> method or the shovel operator<text:span text:style-name="T1"> <text:s/>&lt;&lt;</text:span>. To add an element to a specific nested array, you need to specify the index of the nested array.</text:p>
          <text:list>
            <text:list-item>
              <text:p text:style-name="P21">array &lt;&lt; [nil, nil] | array[0].push([nil, nil])</text:p>
            </text:list-item>
          </text:list>
        </text:list-item>
      </text:list>
      <text:p text:style-name="P22"/>
      <text:p text:style-name="P32"><text:span text:style-name="T18">Iterating </text:span><text:span text:style-name="T19">Over a Nested Array</text:span></text:p>
      <text:list xml:id="list1798783838" text:style-name="L6">
        <text:list-item>
          <text:p text:style-name="P33"><text:span text:style-name="T15">The </text:span><text:span text:style-name="T17">#each_with_index</text:span><text:span text:style-name="T15"> method can be used to see how iterating over a nested array works. The method will iterate over each nested collection inside the main collection. For each nested collection, another enumerable method will iterate every item within the collection.</text:span></text:p>
          <text:p text:style-name="P33"><text:span text:style-name="T15"/></text:p>
        </text:list-item>
        <text:list-item>
          <text:p text:style-name="P34"><text:span text:style-name="T14">If every value inside every nested collection is needed, </text:span><text:span text:style-name="T16">#flatten</text:span><text:span text:style-name="T14"> can be used to dissolve the nested arrays into a single array.</text:span></text:p>
          <text:p text:style-name="P34"><text:span text:style-name="T14"/></text:p>
        </text:list-item>
      </text:list>
      <text:p text:style-name="P35"><text:span text:style-name="T14"/></text:p>
      <text:p text:style-name="P3"><text:span text:style-name="T13">Nested Hashes</text:span></text:p>
      <text:list xml:id="list1065150510" text:style-name="L7">
        <text:list-item>
          <text:p text:style-name="P15"><text:span text:style-name="T13">Nested hashes are a common way to store complex associated data. A key-value pair can have a hash.</text:span></text:p>
        </text:list-item>
      </text:list>
      <text:p text:style-name="P16"><text:span text:style-name="T13"/></text:p>
      <text:p text:style-name="P4"><text:soft-page-break/><text:span text:style-name="T13">Accessing Data</text:span></text:p>
      <text:list xml:id="list3328781261" text:style-name="L8">
        <text:list-item>
          <text:p text:style-name="P17"><text:span text:style-name="T13">Accessing a specific element in a hash can be done by calling </text:span><text:span text:style-name="T5">hash[:x][:y]</text:span><text:span text:style-name="T13"> , where :x and :y are keys of their respective hash.</text:span></text:p>
        </text:list-item>
        <text:list-item>
          <text:p text:style-name="P17"><text:span text:style-name="T13">Similar to nested arrays, </text:span><text:span text:style-name="T5">#dig</text:span><text:span text:style-name="T13"> can be used to return </text:span><text:span text:style-name="T5">nil</text:span><text:span text:style-name="T13"> if a nonexistent key is accessed. </text:span></text:p>
        </text:list-item>
      </text:list>
      <text:p text:style-name="P18"><text:span text:style-name="T13"/></text:p>
      <text:p text:style-name="P5"><text:span text:style-name="T13">Adding/Removing Data</text:span></text:p>
      <text:list xml:id="list388842263" text:style-name="L9">
        <text:list-item>
          <text:p text:style-name="P19"><text:span text:style-name="T13">Adding new data to a hash can be done by calling the hash</text:span></text:p>
          <text:list>
            <text:list-item>
              <text:p text:style-name="P19"><text:span text:style-name="T13">ex. </text:span><text:span text:style-name="T6">my_hash[:new_data] = data_one: 'data'</text:span></text:p>
            </text:list-item>
          </text:list>
        </text:list-item>
        <text:list-item>
          <text:p text:style-name="P28"><text:span text:style-name="T20">Adding new data to one of the nested hashes can be done by calling both hashes.</text:span></text:p>
          <text:list>
            <text:list-item>
              <text:p text:style-name="P28"><text:span text:style-name="T20">ex. </text:span><text:span text:style-name="T6">my_hash[:new_data][:even_newer_data] = 'data'</text:span></text:p>
            </text:list-item>
          </text:list>
        </text:list-item>
        <text:list-item>
          <text:p text:style-name="P28"><text:span text:style-name="T20">Deleting data within a hash can be done with the </text:span><text:span text:style-name="T5">#delete</text:span><text:span text:style-name="T21"> </text:span><text:span text:style-name="T20">method. This method works for nested hashes as well.</text:span></text:p>
          <text:list>
            <text:list-item>
              <text:p text:style-name="P20"><text:span text:style-name="T20">my_hash.delete(:new_data) | my_hash[:new_data].delete(:even_newer_data)</text:span></text:p>
            </text:list-item>
          </text:list>
        </text:list-item>
      </text:list>
      <text:p text:style-name="P29"><text:span text:style-name="T20"/></text:p>
      <text:p text:style-name="P8"><text:span text:style-name="T20">Methods</text:span></text:p>
      <text:list xml:id="list253474626" text:style-name="L10">
        <text:list-item>
          <text:p text:style-name="P31">More often than not, a more specific method can be found in the documentation which is more suited to your needs. <text:span text:style-name="T3">#select, #collect, #map, #filter_map</text:span> generally does the same thing, but have slight differenc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37" meta:word-count="586" meta:character-count="3315" meta:non-whitespace-character-count="2786"/>
  </office:meta>
</office:document-meta>
</file>